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7cm"/>
    </style:style>
    <style:style style:name="co3" style:family="table-column">
      <style:table-column-properties fo:break-before="auto" style:column-width="2.062cm"/>
    </style:style>
    <style:style style:name="co4" style:family="table-column">
      <style:table-column-properties fo:break-before="auto" style:column-width="0.796cm"/>
    </style:style>
    <style:style style:name="co5" style:family="table-column">
      <style:table-column-properties fo:break-before="auto" style:column-width="0.54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0.718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0.908cm"/>
    </style:style>
    <style:style style:name="co13" style:family="table-column">
      <style:table-column-properties fo:break-before="auto" style:column-width="0.82cm"/>
    </style:style>
    <style:style style:name="co14" style:family="table-column">
      <style:table-column-properties fo:break-before="auto" style:column-width="0.836cm"/>
    </style:style>
    <style:style style:name="co15" style:family="table-column">
      <style:table-column-properties fo:break-before="auto" style:column-width="1.406cm"/>
    </style:style>
    <style:style style:name="co16" style:family="table-column">
      <style:table-column-properties fo:break-before="auto" style:column-width="1.365cm"/>
    </style:style>
    <style:style style:name="co17" style:family="table-column">
      <style:table-column-properties fo:break-before="auto" style:column-width="1.416cm"/>
    </style:style>
    <style:style style:name="co18" style:family="table-column">
      <style:table-column-properties fo:break-before="auto" style:column-width="0.646cm"/>
    </style:style>
    <style:style style:name="co19" style:family="table-column">
      <style:table-column-properties fo:break-before="auto" style:column-width="1.319cm"/>
    </style:style>
    <style:style style:name="co20" style:family="table-column">
      <style:table-column-properties fo:break-before="auto" style:column-width="1.49cm"/>
    </style:style>
    <style:style style:name="co21" style:family="table-column">
      <style:table-column-properties fo:break-before="auto" style:column-width="0.882cm"/>
    </style:style>
    <style:style style:name="co23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font-weight-asian="normal" style:font-weight-complex="normal"/>
    </style:style>
    <style:style style:name="ce2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weight-asian="normal" style:font-weight-complex="normal"/>
    </style:style>
    <style:style style:name="ce3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weight-asian="normal" style:font-weight-complex="normal"/>
    </style:style>
    <style:style style:name="ce4" style:family="table-cell" style:parent-style-name="Heading">
      <style:table-cell-properties fo:border-bottom="none" fo:border-left="0.002cm solid #000000" fo:border-right="none" fo:border-top="none"/>
      <style:text-properties style:font-weight-asian="normal" style:font-weight-complex="normal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Heading">
      <style:table-cell-properties fo:border-bottom="none" fo:border-left="none" fo:border-right="0.002cm solid #000000" fo:border-top="none"/>
      <style:text-properties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Heading">
      <style:table-cell-properties fo:border-bottom="none" fo:border-left="0.002cm solid #000000" fo:border-right="0.002cm solid #000000" fo:border-top="0.002cm solid #000000"/>
      <style:text-properties style:font-weight-asian="normal" style:font-weight-complex="normal"/>
    </style:style>
    <style:style style:name="ce9" style:family="table-cell" style:parent-style-name="Heading">
      <style:table-cell-properties fo:border-bottom="none" fo:border-left="0.002cm solid #000000" fo:border-right="0.002cm solid #000000" fo:border-top="none"/>
      <style:text-properties style:font-weight-asian="normal" style:font-weight-complex="normal"/>
    </style:style>
    <style:style style:name="ce10" style:family="table-cell" style:parent-style-name="Default">
      <style:table-cell-properties fo:border-bottom="none" fo:border-left="0.002cm solid #000000" fo:border-right="0.002cm solid #000000" fo:border-top="none"/>
    </style:style>
    <style:style style:name="ce11" style:family="table-cell" style:parent-style-name="Heading">
      <style:table-cell-properties style:text-align-source="fix" style:repeat-content="false" fo:border="none" style:vertical-align="middle"/>
      <style:paragraph-properties fo:text-align="center"/>
      <style:text-properties style:font-weight-asian="normal" style:font-weight-complex="normal"/>
    </style:style>
    <style:style style:name="ce12" style:family="table-cell" style:parent-style-name="Heading">
      <style:table-cell-properties fo:border="none"/>
      <style:text-properties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Heading" style:data-style-name="N107">
      <style:table-cell-properties fo:border-bottom="none" fo:border-left="0.002cm solid #000000" fo:border-right="0.002cm solid #000000" fo:border-top="none"/>
      <style:text-properties style:font-weight-asian="normal" style:font-weight-complex="normal"/>
    </style:style>
    <style:style style:name="ce15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16" style:family="table-cell" style:parent-style-name="Heading">
      <style:table-cell-properties style:text-align-source="fix" style:repeat-content="false" fo:border="none" style:vertical-align="middle"/>
      <style:paragraph-properties fo:text-align="start" fo:margin-left="0cm"/>
      <style:text-properties style:font-weight-asian="normal" style:font-weight-complex="normal"/>
    </style:style>
    <style:style style:name="ce17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7"/>
        <table:table-column table:style-name="co9" table:default-cell-style-name="ce5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2" table:default-cell-style-name="ce10"/>
        <table:table-column table:style-name="co13" table:default-cell-style-name="ce13"/>
        <table:table-column table:style-name="co4" table:number-columns-repeated="2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15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ce13"/>
        <table:table-column table:style-name="co18" table:default-cell-style-name="ce13"/>
        <table:table-column table:style-name="co19" table:number-columns-repeated="4" table:default-cell-style-name="Default"/>
        <table:table-column table:style-name="co19" table:default-cell-style-name="ce7"/>
        <table:table-column table:style-name="co20" table:default-cell-style-name="ce5"/>
        <table:table-column table:style-name="co21" table:number-columns-repeated="4" table:default-cell-style-name="Default"/>
        <table:table-column table:style-name="co23" table:default-cell-style-name="ce7"/>
        <table:table-column table:style-name="co22" table:number-columns-repeated="989" table:default-cell-style-name="Default"/>
        <table:table-row table:style-name="ro1">
          <table:table-cell table:style-name="ce1"/>
          <table:table-cell table:style-name="ce2" office:value-type="string">
            <text:p>Basic Info</text:p>
          </table:table-cell>
          <table:table-cell table:style-name="ce2"/>
          <table:table-cell table:style-name="ce1" table:number-columns-repeated="2"/>
          <table:table-cell table:style-name="ce3" office:value-type="string" table:number-columns-spanned="2" table:number-rows-spanned="1">
            <text:p>Wall</text:p>
          </table:table-cell>
          <table:covered-table-cell table:style-name="ce6"/>
          <table:table-cell table:style-name="ce3" office:value-type="string" table:number-columns-spanned="3" table:number-rows-spanned="1">
            <text:p>Tools</text:p>
          </table:table-cell>
          <table:covered-table-cell table:style-name="ce1"/>
          <table:covered-table-cell table:style-name="ce6"/>
          <table:table-cell table:style-name="ce6"/>
          <table:table-cell table:style-name="ce8"/>
          <table:table-cell table:style-name="ce11" office:value-type="string" table:number-columns-spanned="3" table:number-rows-spanned="1">
            <text:p>Action</text:p>
          </table:table-cell>
          <table:covered-table-cell table:style-name="ce2"/>
          <table:covered-table-cell table:style-name="ce1"/>
          <table:table-cell table:style-name="ce2" office:value-type="string" table:number-columns-spanned="3" table:number-rows-spanned="1">
            <text:p>Beast</text:p>
          </table:table-cell>
          <table:covered-table-cell table:style-name="ce2"/>
          <table:covered-table-cell table:style-name="ce1"/>
          <table:table-cell table:style-name="ce14" office:value-type="string">
            <text:p>Eff</text:p>
          </table:table-cell>
          <table:table-cell table:style-name="ce1" office:value-type="string">
            <text:p>Net</text:p>
          </table:table-cell>
          <table:table-cell table:style-name="ce16" office:value-type="string">
            <text:p>Coin Rewards</text:p>
          </table:table-cell>
          <table:table-cell table:style-name="ce2" table:number-columns-repeated="4"/>
          <table:table-cell table:style-name="ce1" table:number-columns-repeated="3"/>
          <table:table-cell table:style-name="ce6"/>
          <table:table-cell table:style-name="ce17" office:value-type="string" table:number-columns-spanned="6" table:number-rows-spanned="1">
            <text:p>Supply Reward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6"/>
          <table:table-cell table:style-name="ce1" table:number-columns-repeated="989"/>
        </table:table-row>
        <table:table-row table:style-name="ro1">
          <table:table-cell table:style-name="ce1" office:value-type="string">
            <text:p>Advent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prod</text:p>
          </table:table-cell>
          <table:table-cell table:style-name="ce4" office:value-type="string">
            <text:p>P</text:p>
          </table:table-cell>
          <table:table-cell table:style-name="ce6" office:value-type="string">
            <text:p>#</text:p>
          </table:table-cell>
          <table:table-cell table:style-name="ce4" office:value-type="string">
            <text:p>M</text:p>
          </table:table-cell>
          <table:table-cell table:style-name="ce1" office:value-type="string">
            <text:p>W</text:p>
          </table:table-cell>
          <table:table-cell table:style-name="ce6" office:value-type="string">
            <text:p>A</text:p>
          </table:table-cell>
          <table:table-cell table:style-name="ce6" office:value-type="string">
            <text:p>Sec</text:p>
          </table:table-cell>
          <table:table-cell table:style-name="ce9" office:value-type="string">
            <text:p>Gad</text:p>
          </table:table-cell>
          <table:table-cell table:style-name="ce12" office:value-type="string">
            <text:p>hp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$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$</text:p>
          </table:table-cell>
          <table:table-cell table:style-name="ce14" office:value-type="string">
            <text:p>$/p</text:p>
          </table:table-cell>
          <table:table-cell table:style-name="ce1" office:value-type="string">
            <text:p>$</text:p>
          </table:table-cell>
          <table:table-cell table:style-name="ce1" office:value-type="string">
            <text:p>Avg</text:p>
          </table:table-cell>
          <table:table-cell table:style-name="ce12" office:value-type="string">
            <text:p>Max</text:p>
          </table:table-cell>
          <table:table-cell table:style-name="ce12" office:value-type="string">
            <text:p>Gross</text:p>
          </table:table-cell>
          <table:table-cell table:style-name="ce12" office:value-type="string">
            <text:p>M</text:p>
          </table:table-cell>
          <table:table-cell table:style-name="ce1" office:value-type="string">
            <text:p>M1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6" office:value-type="string">
            <text:p>M5</text:p>
          </table:table-cell>
          <table:table-cell table:style-name="ce4" office:value-type="string">
            <text:p>Type</text:p>
          </table:table-cell>
          <table:table-cell table:style-name="ce1" office:value-type="string">
            <text:p>M1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6" office:value-type="string">
            <text:p>M5</text:p>
          </table:table-cell>
          <table:table-cell table:style-name="ce1" table:number-columns-repeated="989"/>
        </table:table-row>
        <table:table-row table:style-name="ro1">
          <table:table-cell office:value-type="string">
            <text:p>Treasure Trail</text:p>
          </table:table-cell>
          <table:table-cell office:value-type="string">
            <text:p>Jung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T3]/[.E3]" office:value-type="float" office:value="1.27666666666667">
            <text:p>1,3</text:p>
          </table:table-cell>
          <table:table-cell table:formula="of:=OFFSET([.X3];0;[.X3])+IF([.U3]&gt;0;[.U3];[.V3])-1000*[.L3]" office:value-type="float" office:value="766">
            <text:p>766</text:p>
          </table:table-cell>
          <table:table-cell office:value-type="float" office:value="66">
            <text:p>66</text:p>
          </table:table-cell>
          <table:table-cell table:style-name="Default" table:formula="of:=[.W3]-OFFSET([.X3];0;[.X3])" office:value-type="float" office:value="300">
            <text:p>300</text:p>
          </table:table-cell>
          <table:table-cell table:style-name="Default" table:formula="of:=1000" office:value-type="float" office:value="1000">
            <text:p>1.000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style-name="Default" office:value-type="float" office:value="700">
            <text:p>700</text:p>
          </table:table-cell>
          <table:table-cell office:value-type="string">
            <text:p>Oil</text:p>
          </table:table-cell>
          <table:table-cell table:number-columns-repeated="5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Path of the Pyramids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table:formula="of:=15-3"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[.T4]/[.E4]" office:value-type="float" office:value="1.51826086956522">
            <text:p>1,5</text:p>
          </table:table-cell>
          <table:table-cell table:formula="of:=OFFSET([.X4];0;[.X4])+IF([.U4]&gt;0;[.U4];[.V4])-1000*[.L4]" office:value-type="float" office:value="873">
            <text:p>873</text:p>
          </table:table-cell>
          <table:table-cell table:formula="of:=+873" office:value-type="float" office:value="873">
            <text:p>873</text:p>
          </table:table-cell>
          <table:table-cell table:style-name="Default" table:formula="of:=[.W4]-OFFSET([.X4];0;[.X4])" office:value-type="float" office:value="1375">
            <text:p>1.375</text:p>
          </table:table-cell>
          <table:table-cell table:style-name="Default" office:value-type="float" office:value="1375">
            <text:p>1.37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table:style-name="Default" office:value-type="float" office:value="1000">
            <text:p>1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2 Snake Baits. Yellow: D thin, D half, C thin; Blue: C half, Full, D thin; Red: Full, C thin, D half</text:p>
          </table:table-cell>
          <table:table-cell table:number-columns-repeated="988"/>
        </table:table-row>
        <table:table-row table:style-name="ro1">
          <table:table-cell office:value-type="string">
            <text:p>Skyward Bound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table:formula="of:=18-4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T5]/[.E5]" office:value-type="float" office:value="-1.32">
            <text:p>-1,3</text:p>
          </table:table-cell>
          <table:table-cell table:formula="of:=OFFSET([.X5];0;[.X5])+IF([.U5]&gt;0;[.U5];[.V5])-1000*[.L5]" office:value-type="float" office:value="-924">
            <text:p>-924</text:p>
          </table:table-cell>
          <table:table-cell table:formula="of:=+1076" office:value-type="float" office:value="1076">
            <text:p>1.076</text:p>
          </table:table-cell>
          <table:table-cell table:style-name="Default" table:formula="of:=[.W5]-OFFSET([.X5];0;[.X5])" office:value-type="float" office:value="1550">
            <text:p>1.550</text:p>
          </table:table-cell>
          <table:table-cell table:style-name="Default" office:value-type="float" office:value="1550">
            <text:p>1.550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1 Bear Trap</text:p>
          </table:table-cell>
          <table:table-cell table:number-columns-repeated="988"/>
        </table:table-row>
        <table:table-row table:style-name="ro1">
          <table:table-cell office:value-type="string">
            <text:p>Gallery of the Sky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6]/[.E6]" office:value-type="float" office:value="2.82941176470588">
            <text:p>2,8</text:p>
          </table:table-cell>
          <table:table-cell table:formula="of:=OFFSET([.X6];0;[.X6])+IF([.U6]&gt;0;[.U6];[.V6])-1000*[.L6]" office:value-type="float" office:value="2405">
            <text:p>2.405</text:p>
          </table:table-cell>
          <table:table-cell table:formula="of:=+2405" office:value-type="float" office:value="2405">
            <text:p>2.405</text:p>
          </table:table-cell>
          <table:table-cell table:style-name="Default" table:formula="of:=[.W6]-OFFSET([.X6];0;[.X6])" office:value-type="float" office:value="2450">
            <text:p>2.450</text:p>
          </table:table-cell>
          <table:table-cell table:style-name="Default" office:value-type="float" office:value="2450">
            <text:p>2.450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2 Poison Snake Bait</text:p>
          </table:table-cell>
          <table:table-cell table:number-columns-repeated="988"/>
        </table:table-row>
        <table:table-row table:style-name="ro1">
          <table:table-cell office:value-type="string">
            <text:p>Eyrie of the Generals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1000">
            <text:p>1.000</text:p>
          </table:table-cell>
          <table:table-cell office:value-type="string">
            <text:p>1*</text:p>
          </table:table-cell>
          <table:table-cell table:formula="of:=24-2"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7]/[.E7]" office:value-type="float" office:value="3.45">
            <text:p>3,5</text:p>
          </table:table-cell>
          <table:table-cell table:formula="of:=OFFSET([.X7];0;[.X7])+IF([.U7]&gt;0;[.U7];[.V7])-1000*[.L7]" office:value-type="float" office:value="3450">
            <text:p>3.450</text:p>
          </table:table-cell>
          <table:table-cell/>
          <table:table-cell table:style-name="Default" table:formula="of:=[.W7]-OFFSET([.X7];0;[.X7])" office:value-type="float" office:value="3450">
            <text:p>3.450</text:p>
          </table:table-cell>
          <table:table-cell table:style-name="Default" office:value-type="float" office:value="3450">
            <text:p>3.450</text:p>
          </table:table-cell>
          <table:table-cell office:value-type="float" office:value="0">
            <text:p>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1 Grease. Red, Green, Yellow;</text:p>
          </table:table-cell>
          <table:table-cell table:number-columns-repeated="988"/>
        </table:table-row>
        <table:table-row table:style-name="ro1">
          <table:table-cell office:value-type="string">
            <text:p>Snake Marsh</text:p>
          </table:table-cell>
          <table:table-cell office:value-type="string">
            <text:p>Jung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T8]/[.E8]" office:value-type="float" office:value="12.28">
            <text:p>12,3</text:p>
          </table:table-cell>
          <table:table-cell table:formula="of:=OFFSET([.X8];0;[.X8])+IF([.U8]&gt;0;[.U8];[.V8])-1000*[.L8]" office:value-type="float" office:value="614">
            <text:p>614</text:p>
          </table:table-cell>
          <table:table-cell table:formula="of:=+364+320*0" office:value-type="float" office:value="364">
            <text:p>364</text:p>
          </table:table-cell>
          <table:table-cell table:style-name="Default" table:formula="of:=[.W8]-OFFSET([.X8];0;[.X8])" office:value-type="float" office:value="370">
            <text:p>370</text:p>
          </table:table-cell>
          <table:table-cell table:style-name="Default" table:formula="of:=620" office:value-type="float" office:value="620">
            <text:p>620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style-name="Default" office:value-type="float" office:value="250">
            <text:p>25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Jungle Run</text:p>
          </table:table-cell>
          <table:table-cell office:value-type="string">
            <text:p>Jungle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T9]/[.E9]" office:value-type="float" office:value="7.24">
            <text:p>7,2</text:p>
          </table:table-cell>
          <table:table-cell table:formula="of:=OFFSET([.X9];0;[.X9])+IF([.U9]&gt;0;[.U9];[.V9])-1000*[.L9]" office:value-type="float" office:value="1086">
            <text:p>1.086</text:p>
          </table:table-cell>
          <table:table-cell table:formula="of:=+836" office:value-type="float" office:value="836">
            <text:p>836</text:p>
          </table:table-cell>
          <table:table-cell table:style-name="Default" table:formula="of:=[.W9]-OFFSET([.X9];0;[.X9])" office:value-type="float" office:value="830">
            <text:p>830</text:p>
          </table:table-cell>
          <table:table-cell table:style-name="Default" table:formula="of:=1080" office:value-type="float" office:value="1080">
            <text:p>1.08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Cave of Montezuma</text:p>
          </table:table-cell>
          <table:table-cell office:value-type="string">
            <text:p>Jung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string">
            <text:p>1*</text:p>
          </table:table-cell>
          <table:table-cell table:formula="of:=10-4"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T10]/[.E10]" office:value-type="float" office:value="8.14857142857143">
            <text:p>8,1</text:p>
          </table:table-cell>
          <table:table-cell table:formula="of:=OFFSET([.X10];0;[.X10])+IF([.U10]&gt;0;[.U10];[.V10])-1000*[.L10]" office:value-type="float" office:value="1426">
            <text:p>1.426</text:p>
          </table:table-cell>
          <table:table-cell table:formula="of:=+926" office:value-type="float" office:value="926">
            <text:p>926</text:p>
          </table:table-cell>
          <table:table-cell table:style-name="Default" table:formula="of:=[.W10]-OFFSET([.X10];0;[.X10])" office:value-type="float" office:value="920">
            <text:p>920</text:p>
          </table:table-cell>
          <table:table-cell table:style-name="Default" table:formula="of:=1420+1270*0" office:value-type="float" office:value="1420">
            <text:p>1.420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Mountain Pass</text:p>
          </table:table-cell>
          <table:table-cell office:value-type="string">
            <text:p>Mounta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T11]/[.E11]" office:value-type="float" office:value="5.152">
            <text:p>5,2</text:p>
          </table:table-cell>
          <table:table-cell table:formula="of:=OFFSET([.X11];0;[.X11])+IF([.U11]&gt;0;[.U11];[.V11])-1000*[.L11]" office:value-type="float" office:value="1288">
            <text:p>1.288</text:p>
          </table:table-cell>
          <table:table-cell office:value-type="float" office:value="438">
            <text:p>438</text:p>
          </table:table-cell>
          <table:table-cell table:style-name="Default" table:formula="of:=[.W11]-OFFSET([.X11];0;[.X11])" office:value-type="float" office:value="675">
            <text:p>675</text:p>
          </table:table-cell>
          <table:table-cell table:style-name="Default" table:formula="of:=1525" office:value-type="float" office:value="1525">
            <text:p>1.525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800">
            <text:p>800</text:p>
          </table:table-cell>
          <table:table-cell office:value-type="float" office:value="850">
            <text:p>850</text:p>
          </table:table-cell>
          <table:table-cell office:value-type="float" office:value="950">
            <text:p>950</text:p>
          </table:table-cell>
          <table:table-cell office:value-type="float" office:value="1100">
            <text:p>1.1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Switches: “Suspiscious Rock”</text:p>
          </table:table-cell>
          <table:table-cell table:number-columns-repeated="988"/>
        </table:table-row>
        <table:table-row table:style-name="ro1">
          <table:table-cell office:value-type="string">
            <text:p>The Haunted Village</text:p>
          </table:table-cell>
          <table:table-cell office:value-type="string">
            <text:p>Jung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T12]/[.E12]" office:value-type="float" office:value="5.844">
            <text:p>5,8</text:p>
          </table:table-cell>
          <table:table-cell table:formula="of:=OFFSET([.X12];0;[.X12])+IF([.U12]&gt;0;[.U12];[.V12])-1000*[.L12]" office:value-type="float" office:value="1461">
            <text:p>1.461</text:p>
          </table:table-cell>
          <table:table-cell office:value-type="float" office:value="661">
            <text:p>661</text:p>
          </table:table-cell>
          <table:table-cell table:style-name="Default" table:formula="of:=[.W12]-OFFSET([.X12];0;[.X12])" office:value-type="float" office:value="700">
            <text:p>700</text:p>
          </table:table-cell>
          <table:table-cell table:style-name="Default" table:formula="of:=1500+1400*0" office:value-type="float" office:value="1500">
            <text:p>1.500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Creepy Crypt</text:p>
          </table:table-cell>
          <table:table-cell office:value-type="string">
            <text:p>Temp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2*</text:p>
          </table:table-cell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13]/[.E13]" office:value-type="float" office:value="12.168">
            <text:p>12,2</text:p>
          </table:table-cell>
          <table:table-cell table:formula="of:=OFFSET([.X13];0;[.X13])+IF([.U13]&gt;0;[.U13];[.V13])-1000*[.L13]" office:value-type="float" office:value="3042">
            <text:p>3.042</text:p>
          </table:table-cell>
          <table:table-cell table:formula="of:=+2542+2551*0" office:value-type="float" office:value="2542">
            <text:p>2.542</text:p>
          </table:table-cell>
          <table:table-cell table:style-name="Default" table:formula="of:=[.W13]-OFFSET([.X13];0;[.X13])" office:value-type="float" office:value="2550">
            <text:p>2.550</text:p>
          </table:table-cell>
          <table:table-cell table:formula="of:=4050+3850*0" office:value-type="float" office:value="4050">
            <text:p>4.050</text:p>
          </table:table-cell>
          <table:table-cell office:value-type="float" office:value="3">
            <text:p>3</text:p>
          </table:table-cell>
          <table:table-cell office:value-type="float" office:value="1200">
            <text:p>1.200</text:p>
          </table:table-cell>
          <table:table-cell office:value-type="float" office:value="1300">
            <text:p>1.300</text:p>
          </table:table-cell>
          <table:table-cell office:value-type="float" office:value="1500">
            <text:p>1.5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Hallowed Halls</text:p>
          </table:table-cell>
          <table:table-cell office:value-type="string">
            <text:p>Caver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14]/[.E14]" office:value-type="float" office:value="7.112">
            <text:p>7,1</text:p>
          </table:table-cell>
          <table:table-cell table:formula="of:=OFFSET([.X14];0;[.X14])+IF([.U14]&gt;0;[.U14];[.V14])-1000*[.L14]" office:value-type="float" office:value="1778">
            <text:p>1.778</text:p>
          </table:table-cell>
          <table:table-cell table:formula="of:=+1328" office:value-type="float" office:value="1328">
            <text:p>1.328</text:p>
          </table:table-cell>
          <table:table-cell table:style-name="Default" table:formula="of:=[.W14]-OFFSET([.X14];0;[.X14])" office:value-type="float" office:value="1350">
            <text:p>1.350</text:p>
          </table:table-cell>
          <table:table-cell office:value-type="float" office:value="1800">
            <text:p>1.8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Trail of Fire</text:p>
          </table:table-cell>
          <table:table-cell office:value-type="string">
            <text:p>Volcano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15]/[.E15]" office:value-type="float" office:value="7.496">
            <text:p>7,5</text:p>
          </table:table-cell>
          <table:table-cell table:formula="of:=OFFSET([.X15];0;[.X15])+IF([.U15]&gt;0;[.U15];[.V15])-1000*[.L15]" office:value-type="float" office:value="1874">
            <text:p>1.874</text:p>
          </table:table-cell>
          <table:table-cell office:value-type="float" office:value="1274">
            <text:p>1.274</text:p>
          </table:table-cell>
          <table:table-cell table:style-name="Default" table:formula="of:=[.W15]-OFFSET([.X15];0;[.X15])" office:value-type="float" office:value="1250">
            <text:p>1.250</text:p>
          </table:table-cell>
          <table:table-cell table:formula="of:=2850" office:value-type="float" office:value="2850">
            <text:p>2.850</text:p>
          </table:table-cell>
          <table:table-cell office:value-type="float" office:value="2">
            <text:p>2</text:p>
          </table:table-cell>
          <table:table-cell office:value-type="float" office:value="1400">
            <text:p>1.40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000">
            <text:p>2.000</text:p>
          </table:table-cell>
          <table:table-cell office:value-type="float" office:value="2300">
            <text:p>2.3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Jung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T16]/[.E16]" office:value-type="float" office:value="5.12">
            <text:p>5,1</text:p>
          </table:table-cell>
          <table:table-cell table:formula="of:=OFFSET([.X16];0;[.X16])+IF([.U16]&gt;0;[.U16];[.V16])-1000*[.L16]" office:value-type="float" office:value="1664">
            <text:p>1.664</text:p>
          </table:table-cell>
          <table:table-cell office:value-type="float" office:value="1164">
            <text:p>1.164</text:p>
          </table:table-cell>
          <table:table-cell table:style-name="Default" table:formula="of:=[.W16]-OFFSET([.X16];0;[.X16])" office:value-type="float" office:value="1250">
            <text:p>1.250</text:p>
          </table:table-cell>
          <table:table-cell office:value-type="float" office:value="1750">
            <text:p>1.75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Good to spend energy. All cottons needed, 2 vines left, 2 hay. Extras not carried</text:p>
          </table:table-cell>
          <table:table-cell table:number-columns-repeated="988"/>
        </table:table-row>
        <table:table-row table:style-name="ro1">
          <table:table-cell office:value-type="string">
            <text:p>The Mountain Chase</text:p>
          </table:table-cell>
          <table:table-cell office:value-type="string">
            <text:p>Mountai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string">
            <text:p>1*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T17]/[.E17]" office:value-type="float" office:value="4.42">
            <text:p>4,4</text:p>
          </table:table-cell>
          <table:table-cell table:formula="of:=OFFSET([.X17];0;[.X17])+IF([.U17]&gt;0;[.U17];[.V17])-1000*[.L17]" office:value-type="float" office:value="1768">
            <text:p>1.768</text:p>
          </table:table-cell>
          <table:table-cell office:value-type="float" office:value="1068">
            <text:p>1.068</text:p>
          </table:table-cell>
          <table:table-cell table:style-name="Default" table:formula="of:=[.W17]-OFFSET([.X17];0;[.X17])" office:value-type="float" office:value="1300">
            <text:p>1.300</text:p>
          </table:table-cell>
          <table:table-cell office:value-type="float" office:value="2000">
            <text:p>2.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950">
            <text:p>950</text:p>
          </table:table-cell>
          <table:table-cell office:value-type="float" office:value="1100">
            <text:p>1.1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Safari Showdown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T18]/[.E18]" office:value-type="float" office:value="5.71111111111111">
            <text:p>5,7</text:p>
          </table:table-cell>
          <table:table-cell table:formula="of:=OFFSET([.X18];0;[.X18])+IF([.U18]&gt;0;[.U18];[.V18])-1000*[.L18]" office:value-type="float" office:value="2570">
            <text:p>2.570</text:p>
          </table:table-cell>
          <table:table-cell office:value-type="float" office:value="1470">
            <text:p>1.470</text:p>
          </table:table-cell>
          <table:table-cell table:style-name="Default" table:formula="of:=[.W18]-OFFSET([.X18];0;[.X18])" office:value-type="float" office:value="1400">
            <text:p>1.400</text:p>
          </table:table-cell>
          <table:table-cell office:value-type="float" office:value="3500">
            <text:p>3.500</text:p>
          </table:table-cell>
          <table:table-cell office:value-type="float" office:value="3">
            <text:p>3</text:p>
          </table:table-cell>
          <table:table-cell office:value-type="float" office:value="1900">
            <text:p>1.900</text:p>
          </table:table-cell>
          <table:table-cell office:value-type="float" office:value="2000">
            <text:p>2.000</text:p>
          </table:table-cell>
          <table:table-cell office:value-type="float" office:value="2100">
            <text:p>2.100</text:p>
          </table:table-cell>
          <table:table-cell office:value-type="float" office:value="2300">
            <text:p>2.300</text:p>
          </table:table-cell>
          <table:table-cell office:value-type="float" office:value="2900">
            <text:p>2.9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Actually 1.5 days</text:p>
          </table:table-cell>
          <table:table-cell table:number-columns-repeated="988"/>
        </table:table-row>
        <table:table-row table:style-name="ro1">
          <table:table-cell office:value-type="string">
            <text:p>Temple of The Mask</text:p>
          </table:table-cell>
          <table:table-cell office:value-type="string">
            <text:p>Temp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10-1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19]/[.E19]" office:value-type="float" office:value="4.94">
            <text:p>4,9</text:p>
          </table:table-cell>
          <table:table-cell table:formula="of:=OFFSET([.X19];0;[.X19])+IF([.U19]&gt;0;[.U19];[.V19])-1000*[.L19]" office:value-type="float" office:value="2223">
            <text:p>2.223</text:p>
          </table:table-cell>
          <table:table-cell office:value-type="float" office:value="1223">
            <text:p>1.223</text:p>
          </table:table-cell>
          <table:table-cell table:style-name="Default" table:formula="of:=[.W19]-OFFSET([.X19];0;[.X19])" office:value-type="float" office:value="1300">
            <text:p>1.300</text:p>
          </table:table-cell>
          <table:table-cell office:value-type="float" office:value="2300">
            <text:p>2.300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3 spider baits. Spare: 1 mural, 2 scroll, 2 pillar</text:p>
          </table:table-cell>
          <table:table-cell table:number-columns-repeated="988"/>
        </table:table-row>
        <table:table-row table:style-name="ro1">
          <table:table-cell office:value-type="string">
            <text:p>The Great Stampede</text:p>
          </table:table-cell>
          <table:table-cell office:value-type="string">
            <text:p>Mountai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string">
            <text:p>1*</text:p>
          </table:table-cell>
          <table:table-cell table:formula="of:=18-5"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20]/[.E20]" office:value-type="float" office:value="5.55555555555556">
            <text:p>5,6</text:p>
          </table:table-cell>
          <table:table-cell table:formula="of:=OFFSET([.X20];0;[.X20])+IF([.U20]&gt;0;[.U20];[.V20])-1000*[.L20]" office:value-type="float" office:value="2500">
            <text:p>2.500</text:p>
          </table:table-cell>
          <table:table-cell/>
          <table:table-cell table:style-name="Default" table:formula="of:=[.W20]-OFFSET([.X20];0;[.X20])" office:value-type="float" office:value="2500">
            <text:p>2.500</text:p>
          </table:table-cell>
          <table:table-cell office:value-type="float" office:value="3500">
            <text:p>3.500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2 Sirens</text:p>
          </table:table-cell>
          <table:table-cell table:number-columns-repeated="988"/>
        </table:table-row>
        <table:table-row table:style-name="ro1">
          <table:table-cell office:value-type="string">
            <text:p>The Jungle Hunt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21]/[.E21]" office:value-type="float" office:value="5.41111111111111">
            <text:p>5,4</text:p>
          </table:table-cell>
          <table:table-cell table:formula="of:=OFFSET([.X21];0;[.X21])+IF([.U21]&gt;0;[.U21];[.V21])-1000*[.L21]" office:value-type="float" office:value="2435">
            <text:p>2.435</text:p>
          </table:table-cell>
          <table:table-cell office:value-type="float" office:value="1835">
            <text:p>1.835</text:p>
          </table:table-cell>
          <table:table-cell table:style-name="Default" table:formula="of:=[.W21]-OFFSET([.X21];0;[.X21])" office:value-type="float" office:value="1600">
            <text:p>1.600</text:p>
          </table:table-cell>
          <table:table-cell table:formula="of:=2200+1900*0" office:value-type="float" office:value="2200">
            <text:p>2.20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table:number-columns-repeated="13"/>
          <table:table-cell table:formula="of:=[.T22]/[.E22]" office:value-type="float" office:value="4.88888888888889">
            <text:p>4,9</text:p>
          </table:table-cell>
          <table:table-cell table:formula="of:=OFFSET([.X22];0;[.X22])+IF([.U22]&gt;0;[.U22];[.V22])-1000*[.L22]" office:value-type="float" office:value="2200">
            <text:p>2.200</text:p>
          </table:table-cell>
          <table:table-cell/>
          <table:table-cell table:style-name="Default" table:formula="of:=[.W22]-OFFSET([.X22];0;[.X22])" office:value-type="float" office:value="2200">
            <text:p>2.200</text:p>
          </table:table-cell>
          <table:table-cell office:value-type="float" office:value="2200">
            <text:p>2.200</text:p>
          </table:table-cell>
          <table:table-cell table:number-columns-repeated="1001"/>
        </table:table-row>
        <table:table-row table:style-name="ro1">
          <table:table-cell office:value-type="string">
            <text:p>The Cave of Doom</text:p>
          </table:table-cell>
          <table:table-cell office:value-type="string">
            <text:p>Jungle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T23]/[.E23]" office:value-type="float" office:value="3.73739130434783">
            <text:p>3,7</text:p>
          </table:table-cell>
          <table:table-cell table:formula="of:=OFFSET([.X23];0;[.X23])+IF([.U23]&gt;0;[.U23];[.V23])-1000*[.L23]" office:value-type="float" office:value="2149">
            <text:p>2.149</text:p>
          </table:table-cell>
          <table:table-cell office:value-type="float" office:value="1849">
            <text:p>1.849</text:p>
          </table:table-cell>
          <table:table-cell table:style-name="Default" table:formula="of:=[.W23]-OFFSET([.X23];0;[.X23])" office:value-type="float" office:value="2150">
            <text:p>2.150</text:p>
          </table:table-cell>
          <table:table-cell table:formula="of:=2450+2350*0" office:value-type="float" office:value="2450">
            <text:p>2.45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no energy from beasts</text:p>
          </table:table-cell>
          <table:table-cell table:number-columns-repeated="988"/>
        </table:table-row>
        <table:table-row table:style-name="ro1">
          <table:table-cell office:value-type="string">
            <text:p>Ram Runner</text:p>
          </table:table-cell>
          <table:table-cell office:value-type="string">
            <text:p>Mountain</text:p>
          </table:table-cell>
          <table:table-cell office:value-type="float" office:value="12">
            <text:p>12</text:p>
          </table:table-cell>
          <table:table-cell table:formula="of:=4/24" office:value-type="float" office:value="0.166666666666667">
            <text:p>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T24]/[.E24]" office:value-type="float" office:value="2.8">
            <text:p>2,8</text:p>
          </table:table-cell>
          <table:table-cell table:formula="of:=OFFSET([.X24];0;[.X24])+IF([.U24]&gt;0;[.U24];[.V24])-1000*[.L24]" office:value-type="float" office:value="1960">
            <text:p>1.960</text:p>
          </table:table-cell>
          <table:table-cell office:value-type="float" office:value="1460">
            <text:p>1.460</text:p>
          </table:table-cell>
          <table:table-cell table:style-name="Default" table:formula="of:=[.W24]-OFFSET([.X24];0;[.X24])" office:value-type="float" office:value="1600">
            <text:p>1.600</text:p>
          </table:table-cell>
          <table:table-cell office:value-type="float" office:value="2100">
            <text:p>2.1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he Crash Site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T25]/[.E25]" office:value-type="float" office:value="1.95">
            <text:p>2,0</text:p>
          </table:table-cell>
          <table:table-cell table:formula="of:=OFFSET([.X25];0;[.X25])+IF([.U25]&gt;0;[.U25];[.V25])-1000*[.L25]" office:value-type="float" office:value="1365">
            <text:p>1.365</text:p>
          </table:table-cell>
          <table:table-cell office:value-type="float" office:value="1365">
            <text:p>1.365</text:p>
          </table:table-cell>
          <table:table-cell table:style-name="Default" table:formula="of:=[.W25]-OFFSET([.X25];0;[.X25])" office:value-type="float" office:value="1450">
            <text:p>1.450</text:p>
          </table:table-cell>
          <table:table-cell table:formula="of:=3450+2450*0" office:value-type="float" office:value="3450">
            <text:p>3.450</text:p>
          </table:table-cell>
          <table:table-cell office:value-type="float" office:value="1">
            <text:p>1</text:p>
          </table:table-cell>
          <table:table-cell office:value-type="float" office:value="2000">
            <text:p>2.000</text:p>
          </table:table-cell>
          <table:table-cell office:value-type="float" office:value="2200">
            <text:p>2.200</text:p>
          </table:table-cell>
          <table:table-cell office:value-type="float" office:value="2400">
            <text:p>2.400</text:p>
          </table:table-cell>
          <table:table-cell office:value-type="float" office:value="2700">
            <text:p>2.700</text:p>
          </table:table-cell>
          <table:table-cell office:value-type="float" office:value="3000">
            <text:p>3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he Snake Den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T26]/[.E26]" office:value-type="float" office:value="2.43285714285714">
            <text:p>2,4</text:p>
          </table:table-cell>
          <table:table-cell table:formula="of:=OFFSET([.X26];0;[.X26])+IF([.U26]&gt;0;[.U26];[.V26])-1000*[.L26]" office:value-type="float" office:value="1703">
            <text:p>1.703</text:p>
          </table:table-cell>
          <table:table-cell office:value-type="float" office:value="903">
            <text:p>903</text:p>
          </table:table-cell>
          <table:table-cell table:style-name="Default" table:formula="of:=[.W26]-OFFSET([.X26];0;[.X26])" office:value-type="float" office:value="650">
            <text:p>650</text:p>
          </table:table-cell>
          <table:table-cell table:style-name="Default" office:value-type="float" office:value="1450">
            <text:p>1.450</text:p>
          </table:table-cell>
          <table:table-cell table:style-name="Default"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Native Negotiations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27]/[.E27]" office:value-type="float" office:value="2.17571428571429">
            <text:p>2,2</text:p>
          </table:table-cell>
          <table:table-cell table:formula="of:=OFFSET([.X27];0;[.X27])+IF([.U27]&gt;0;[.U27];[.V27])-1000*[.L27]" office:value-type="float" office:value="1523">
            <text:p>1.523</text:p>
          </table:table-cell>
          <table:table-cell table:formula="of:=+1523" office:value-type="float" office:value="1523">
            <text:p>1.523</text:p>
          </table:table-cell>
          <table:table-cell table:style-name="Default" table:formula="of:=[.W27]-OFFSET([.X27];0;[.X27])" office:value-type="float" office:value="1700">
            <text:p>1.700</text:p>
          </table:table-cell>
          <table:table-cell table:style-name="Default" office:value-type="float" office:value="1700">
            <text:p>1.700</text:p>
          </table:table-cell>
          <table:table-cell table:style-name="Default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Radio Tower</text:p>
          </table:table-cell>
          <table:table-cell office:value-type="string">
            <text:p>Mountai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table:formula="of:=12-1" office:value-type="float" office:value="11">
            <text:p>1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28]/[.E28]" office:value-type="float" office:value="1.72428571428571">
            <text:p>1,7</text:p>
          </table:table-cell>
          <table:table-cell table:formula="of:=OFFSET([.X28];0;[.X28])+IF([.U28]&gt;0;[.U28];[.V28])-1000*[.L28]" office:value-type="float" office:value="1207">
            <text:p>1.207</text:p>
          </table:table-cell>
          <table:table-cell table:formula="of:=+1207" office:value-type="float" office:value="1207">
            <text:p>1.207</text:p>
          </table:table-cell>
          <table:table-cell table:style-name="Default" table:formula="of:=[.W28]-OFFSET([.X28];0;[.X28])" office:value-type="float" office:value="1550">
            <text:p>1.550</text:p>
          </table:table-cell>
          <table:table-cell table:style-name="Default" office:value-type="float" office:value="1550">
            <text:p>1.550</text:p>
          </table:table-cell>
          <table:table-cell table:style-name="Default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3 Ram Baits</text:p>
          </table:table-cell>
          <table:table-cell table:number-columns-repeated="988"/>
        </table:table-row>
        <table:table-row table:style-name="ro1">
          <table:table-cell office:value-type="string">
            <text:p>Poacher Problems!</text:p>
          </table:table-cell>
          <table:table-cell office:value-type="string">
            <text:p>Jungle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50">
            <text:p>850</text:p>
          </table:table-cell>
          <table:table-cell office:value-type="string">
            <text:p>1*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formula="of:=[.T29]/[.E29]" office:value-type="float" office:value="3.48235294117647">
            <text:p>3,5</text:p>
          </table:table-cell>
          <table:table-cell table:formula="of:=OFFSET([.X29];0;[.X29])+IF([.U29]&gt;0;[.U29];[.V29])-1000*[.L29]" office:value-type="float" office:value="2960">
            <text:p>2.960</text:p>
          </table:table-cell>
          <table:table-cell office:value-type="float" office:value="2360">
            <text:p>2.360</text:p>
          </table:table-cell>
          <table:table-cell table:style-name="Default" table:formula="of:=[.W29]-OFFSET([.X29];0;[.X29])" office:value-type="float" office:value="2850">
            <text:p>2.850</text:p>
          </table:table-cell>
          <table:table-cell office:value-type="float" office:value="3450">
            <text:p>3.45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300">
            <text:p>1.3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Spare: 1 Arrow Frog, 2 Cocoa Tree, 2 Cotton</text:p>
          </table:table-cell>
          <table:table-cell table:number-columns-repeated="988"/>
        </table:table-row>
        <table:table-row table:style-name="ro1">
          <table:table-cell office:value-type="string">
            <text:p>Danger Mine</text:p>
          </table:table-cell>
          <table:table-cell office:value-type="string">
            <text:p>Cavern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formula="of:=[.T30]/[.E30]" office:value-type="float" office:value="3.457">
            <text:p>3,5</text:p>
          </table:table-cell>
          <table:table-cell table:formula="of:=OFFSET([.X30];0;[.X30])+IF([.U30]&gt;0;[.U30];[.V30])-1000*[.L30]" office:value-type="float" office:value="3457">
            <text:p>3.457</text:p>
          </table:table-cell>
          <table:table-cell table:formula="of:=+2557" office:value-type="float" office:value="2557">
            <text:p>2.557</text:p>
          </table:table-cell>
          <table:table-cell table:style-name="Default" table:formula="of:=[.W30]-OFFSET([.X30];0;[.X30])" office:value-type="float" office:value="2400">
            <text:p>2.400</text:p>
          </table:table-cell>
          <table:table-cell office:value-type="float" office:value="4300">
            <text:p>4.300</text:p>
          </table:table-cell>
          <table:table-cell office:value-type="float" office:value="3">
            <text:p>3</text:p>
          </table:table-cell>
          <table:table-cell office:value-type="float" office:value="1700">
            <text:p>1.700</text:p>
          </table:table-cell>
          <table:table-cell office:value-type="float" office:value="1750">
            <text:p>1.750</text:p>
          </table:table-cell>
          <table:table-cell office:value-type="float" office:value="1900">
            <text:p>1.900</text:p>
          </table:table-cell>
          <table:table-cell office:value-type="float" office:value="2200">
            <text:p>2.200</text:p>
          </table:table-cell>
          <table:table-cell office:value-type="float" office:value="2500">
            <text:p>2.5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Actually 1.5 days. Spare: 2 fragments, 2 tracks. Switch: near skulls. Green, Purple, Yellow</text:p>
          </table:table-cell>
          <table:table-cell table:number-columns-repeated="988"/>
        </table:table-row>
        <table:table-row table:style-name="ro1">
          <table:table-cell office:value-type="string">
            <text:p>Poacher Peak</text:p>
          </table:table-cell>
          <table:table-cell office:value-type="string">
            <text:p>Mountain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50">
            <text:p>1.150</text:p>
          </table:table-cell>
          <table:table-cell table:number-columns-repeated="13"/>
          <table:table-cell table:formula="of:=[.T31]/[.E31]" office:value-type="float" office:value="5.39130434782609">
            <text:p>5,4</text:p>
          </table:table-cell>
          <table:table-cell table:formula="of:=OFFSET([.X31];0;[.X31])+IF([.U31]&gt;0;[.U31];[.V31])-1000*[.L31]" office:value-type="float" office:value="6200">
            <text:p>6.200</text:p>
          </table:table-cell>
          <table:table-cell/>
          <table:table-cell table:style-name="Default" table:formula="of:=[.W31]-OFFSET([.X31];0;[.X31])" office:value-type="float" office:value="6200">
            <text:p>6.200</text:p>
          </table:table-cell>
          <table:table-cell office:value-type="float" office:value="6200">
            <text:p>6.200</text:p>
          </table:table-cell>
          <table:table-cell table:number-columns-repeated="1001"/>
        </table:table-row>
        <table:table-row table:style-name="ro1">
          <table:table-cell office:value-type="string">
            <text:p>Quacking Mine</text:p>
          </table:table-cell>
          <table:table-cell office:value-type="string">
            <text:p>Caver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00">
            <text:p>1.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[.T32]/[.E32]" office:value-type="float" office:value="1.65230769230769">
            <text:p>1,7</text:p>
          </table:table-cell>
          <table:table-cell table:formula="of:=OFFSET([.X32];0;[.X32])+IF([.U32]&gt;0;[.U32];[.V32])-1000*[.L32]" office:value-type="float" office:value="2148">
            <text:p>2.148</text:p>
          </table:table-cell>
          <table:table-cell table:formula="of:=1948+1238*0+1781*0" office:value-type="float" office:value="1948">
            <text:p>1.948</text:p>
          </table:table-cell>
          <table:table-cell table:style-name="Default" table:formula="of:=[.W32]-OFFSET([.X32];0;[.X32])" office:value-type="float" office:value="1940">
            <text:p>1.940</text:p>
          </table:table-cell>
          <table:table-cell table:formula="of:=4140+3740*0" office:value-type="float" office:value="4140">
            <text:p>4.140</text:p>
          </table:table-cell>
          <table:table-cell office:value-type="float" office:value="2">
            <text:p>2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200">
            <text:p>3.200</text:p>
          </table:table-cell>
          <table:table-cell office:value-type="string">
            <text:p>W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ery small map. Puzzle: red, purple, yellow, green, blue</text:p>
          </table:table-cell>
          <table:table-cell table:number-columns-repeated="988"/>
        </table:table-row>
        <table:table-row table:style-name="ro1">
          <table:table-cell office:value-type="string">
            <text:p>Poacher Ploy</text:p>
          </table:table-cell>
          <table:table-cell office:value-type="string">
            <text:p>Jungl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50">
            <text:p>1.550</text:p>
          </table:table-cell>
          <table:table-cell table:number-columns-repeated="13"/>
          <table:table-cell table:formula="of:=[.T33]/[.E33]" office:value-type="float" office:value="4.12903225806452">
            <text:p>4,1</text:p>
          </table:table-cell>
          <table:table-cell table:formula="of:=OFFSET([.X33];0;[.X33])+IF([.U33]&gt;0;[.U33];[.V33])-1000*[.L33]" office:value-type="float" office:value="6400">
            <text:p>6.400</text:p>
          </table:table-cell>
          <table:table-cell/>
          <table:table-cell table:style-name="Default" table:formula="of:=[.W33]-OFFSET([.X33];0;[.X33])" office:value-type="float" office:value="6400">
            <text:p>6.400</text:p>
          </table:table-cell>
          <table:table-cell office:value-type="float" office:value="6400">
            <text:p>6.400</text:p>
          </table:table-cell>
          <table:table-cell table:number-columns-repeated="1001"/>
        </table:table-row>
        <table:table-row table:style-name="ro1">
          <table:table-cell office:value-type="string">
            <text:p>Lost Children</text:p>
          </table:table-cell>
          <table:table-cell office:value-type="string">
            <text:p>Jungle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00">
            <text:p>1.8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[.T34]/[.E34]" office:value-type="float" office:value="3.22">
            <text:p>3,2</text:p>
          </table:table-cell>
          <table:table-cell table:formula="of:=OFFSET([.X34];0;[.X34])+IF([.U34]&gt;0;[.U34];[.V34])-1000*[.L34]" office:value-type="float" office:value="5796">
            <text:p>5.796</text:p>
          </table:table-cell>
          <table:table-cell office:value-type="float" office:value="4196">
            <text:p>4.196</text:p>
          </table:table-cell>
          <table:table-cell table:style-name="Default" table:formula="of:=[.W34]-OFFSET([.X34];0;[.X34])" office:value-type="float" office:value="7300">
            <text:p>7.300</text:p>
          </table:table-cell>
          <table:table-cell table:formula="of:=8900" office:value-type="float" office:value="8900">
            <text:p>8.900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1200">
            <text:p>1.20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500">
            <text:p>2.500</text:p>
          </table:table-cell>
          <table:table-cell office:value-type="string">
            <text:p>W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89"/>
        </table:table-row>
        <table:table-row table:style-name="ro1">
          <table:table-cell office:value-type="string">
            <text:p>Crater</text:p>
          </table:table-cell>
          <table:table-cell office:value-type="string">
            <text:p>Volcano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300">
            <text:p>2.3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T35]/[.E35]" office:value-type="float" office:value="0.912608695652174">
            <text:p>0,9</text:p>
          </table:table-cell>
          <table:table-cell table:formula="of:=OFFSET([.X35];0;[.X35])+IF([.U35]&gt;0;[.U35];[.V35])-1000*[.L35]" office:value-type="float" office:value="2099">
            <text:p>2.099</text:p>
          </table:table-cell>
          <table:table-cell table:style-name="ce13" table:formula="of:=1299+1114*0+1063*0" office:value-type="float" office:value="1299">
            <text:p>1.299</text:p>
          </table:table-cell>
          <table:table-cell table:style-name="Default" table:formula="of:=[.W35]-OFFSET([.X35];0;[.X35])" office:value-type="float" office:value="2200">
            <text:p>2.200</text:p>
          </table:table-cell>
          <table:table-cell table:style-name="Default" table:formula="of:=4000" office:value-type="float" office:value="4000">
            <text:p>4.000</text:p>
          </table:table-cell>
          <table:table-cell table:style-name="Default" office:value-type="float" office:value="2">
            <text:p>2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600">
            <text:p>2.600</text:p>
          </table:table-cell>
          <table:table-cell office:value-type="float" office:value="3200">
            <text:p>3.200</text:p>
          </table:table-cell>
          <table:table-cell office:value-type="string">
            <text:p>Oil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989"/>
        </table:table-row>
        <table:table-row table:style-name="ro1">
          <table:table-cell office:value-type="string">
            <text:p>Mountain of Madness</text:p>
          </table:table-cell>
          <table:table-cell office:value-type="string">
            <text:p>Mountain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00">
            <text:p>2.80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[.T36]/[.E36]" office:value-type="float" office:value="2.50464285714286">
            <text:p>2,5</text:p>
          </table:table-cell>
          <table:table-cell table:formula="of:=OFFSET([.X36];0;[.X36])+IF([.U36]&gt;0;[.U36];[.V36])-1000*[.L36]" office:value-type="float" office:value="7013">
            <text:p>7.013</text:p>
          </table:table-cell>
          <table:table-cell table:style-name="ce13" office:value-type="float" office:value="5313">
            <text:p>5.313</text:p>
          </table:table-cell>
          <table:table-cell table:style-name="Default" table:formula="of:=[.W36]-OFFSET([.X36];0;[.X36])" office:value-type="float" office:value="5000">
            <text:p>5.000</text:p>
          </table:table-cell>
          <table:table-cell table:style-name="Default" office:value-type="float" office:value="8700">
            <text:p>8.700</text:p>
          </table:table-cell>
          <table:table-cell office:value-type="float" office:value="2">
            <text:p>2</text:p>
          </table:table-cell>
          <table:table-cell office:value-type="float" office:value="3500">
            <text:p>3.500</text:p>
          </table:table-cell>
          <table:table-cell office:value-type="float" office:value="3700">
            <text:p>3.700</text:p>
          </table:table-cell>
          <table:table-cell office:value-type="float" office:value="3900">
            <text:p>3.900</text:p>
          </table:table-cell>
          <table:table-cell office:value-type="float" office:value="4200">
            <text:p>4.2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string">
            <text:p>Infinite snakes in black pawns</text:p>
          </table:table-cell>
          <table:table-cell table:number-columns-repeated="988"/>
        </table:table-row>
        <table:table-row table:style-name="ro1">
          <table:table-cell office:value-type="string">
            <text:p>Cracks of Gloom</text:p>
          </table:table-cell>
          <table:table-cell office:value-type="string">
            <text:p>Volcano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500">
            <text:p>3.5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T37]/[.E37]" office:value-type="float" office:value="0.841428571428571">
            <text:p>0,8</text:p>
          </table:table-cell>
          <table:table-cell table:formula="of:=OFFSET([.X37];0;[.X37])+IF([.U37]&gt;0;[.U37];[.V37])-1000*[.L37]" office:value-type="float" office:value="2945">
            <text:p>2.945</text:p>
          </table:table-cell>
          <table:table-cell table:formula="of:=1945+1823*0" office:value-type="float" office:value="1945">
            <text:p>1.945</text:p>
          </table:table-cell>
          <table:table-cell table:style-name="Default" table:formula="of:=[.W37]-OFFSET([.X37];0;[.X37])" office:value-type="float" office:value="2900">
            <text:p>2.900</text:p>
          </table:table-cell>
          <table:table-cell table:formula="of:=5900+5700*0+4300*0" office:value-type="float" office:value="5900">
            <text:p>5.900</text:p>
          </table:table-cell>
          <table:table-cell office:value-type="float" office:value="2">
            <text:p>2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300">
            <text:p>3.300</text:p>
          </table:table-cell>
          <table:table-cell office:value-type="float" office:value="3800">
            <text:p>3.800</text:p>
          </table:table-cell>
          <table:table-cell office:value-type="float" office:value="4200">
            <text:p>4.200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6hp Obsidian Rock is worth 3 pieces</text:p>
          </table:table-cell>
          <table:table-cell table:number-columns-repeated="988"/>
        </table:table-row>
        <table:table-row table:style-name="ro1">
          <table:table-cell office:value-type="string">
            <text:p>Golden Tower</text:p>
          </table:table-cell>
          <table:table-cell office:value-type="string">
            <text:p>Temple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200">
            <text:p>4.2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[.T38]/[.E38]" office:value-type="float" office:value="0.884761904761905">
            <text:p>0,9</text:p>
          </table:table-cell>
          <table:table-cell table:formula="of:=OFFSET([.X38];0;[.X38])+IF([.U38]&gt;0;[.U38];[.V38])-1000*[.L38]" office:value-type="float" office:value="3716">
            <text:p>3.716</text:p>
          </table:table-cell>
          <table:table-cell office:value-type="float" office:value="2016">
            <text:p>2.016</text:p>
          </table:table-cell>
          <table:table-cell table:style-name="Default" table:formula="of:=[.W38]-OFFSET([.X38];0;[.X38])" office:value-type="float" office:value="850">
            <text:p>850</text:p>
          </table:table-cell>
          <table:table-cell office:value-type="float" office:value="4550">
            <text:p>4.550</text:p>
          </table:table-cell>
          <table:table-cell office:value-type="float" office:value="1">
            <text:p>1</text:p>
          </table:table-cell>
          <table:table-cell office:value-type="float" office:value="3700">
            <text:p>3.700</text:p>
          </table:table-cell>
          <table:table-cell office:value-type="float" office:value="4000">
            <text:p>4.000</text:p>
          </table:table-cell>
          <table:table-cell office:value-type="float" office:value="4500">
            <text:p>4.500</text:p>
          </table:table-cell>
          <table:table-cell office:value-type="float" office:value="5200">
            <text:p>5.200</text:p>
          </table:table-cell>
          <table:table-cell office:value-type="float" office:value="5700">
            <text:p>5.700</text:p>
          </table:table-cell>
          <table:table-cell office:value-type="string">
            <text:p>Oil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NPC's can't get sustone. Need bootle to collect waterfall. Lure snakes to press switches</text:p>
          </table:table-cell>
          <table:table-cell table:number-columns-repeated="988"/>
        </table:table-row>
        <table:table-row table:style-name="ro1">
          <table:table-cell office:value-type="string">
            <text:p>Cave of Skulls</text:p>
          </table:table-cell>
          <table:table-cell office:value-type="string">
            <text:p>Cavern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000">
            <text:p>5.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[.T39]/[.E39]" office:value-type="float" office:value="0.6148">
            <text:p>0,6</text:p>
          </table:table-cell>
          <table:table-cell table:formula="of:=OFFSET([.X39];0;[.X39])+IF([.U39]&gt;0;[.U39];[.V39])-1000*[.L39]" office:value-type="float" office:value="3074">
            <text:p>3.074</text:p>
          </table:table-cell>
          <table:table-cell office:value-type="float" office:value="3074">
            <text:p>3.074</text:p>
          </table:table-cell>
          <table:table-cell table:style-name="Default" table:formula="of:=[.W39]-OFFSET([.X39];0;[.X39])" office:value-type="float" office:value="4400">
            <text:p>4.400</text:p>
          </table:table-cell>
          <table:table-cell office:value-type="float" office:value="4400">
            <text:p>4.400</text:p>
          </table:table-cell>
          <table:table-cell office:value-type="float" office:value="0">
            <text:p>0</text:p>
          </table:table-cell>
          <table:table-cell office:value-type="float" office:value="1500">
            <text:p>1.500</text:p>
          </table:table-cell>
          <table:table-cell office:value-type="float" office:value="1800">
            <text:p>1.800</text:p>
          </table:table-cell>
          <table:table-cell office:value-type="float" office:value="2100">
            <text:p>2.100</text:p>
          </table:table-cell>
          <table:table-cell office:value-type="float" office:value="2500">
            <text:p>2.500</text:p>
          </table:table-cell>
          <table:table-cell office:value-type="float" office:value="3000">
            <text:p>3.000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GPB, GPYB, YRG, PGRY, YBPGR</text:p>
          </table:table-cell>
          <table:table-cell table:number-columns-repeated="988"/>
        </table:table-row>
        <table:table-row table:style-name="ro1">
          <table:table-cell office:value-type="string">
            <text:p>Painted Volcano</text:p>
          </table:table-cell>
          <table:table-cell office:value-type="string">
            <text:p>Volcano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00">
            <text:p>5.20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table:formula="of:=[.T40]/[.E40]" office:value-type="float" office:value="0.846153846153846">
            <text:p>0,8</text:p>
          </table:table-cell>
          <table:table-cell table:formula="of:=OFFSET([.X40];0;[.X40])+IF([.U40]&gt;0;[.U40];[.V40])-1000*[.L40]" office:value-type="float" office:value="4400">
            <text:p>4.400</text:p>
          </table:table-cell>
          <table:table-cell/>
          <table:table-cell table:style-name="Default" table:formula="of:=[.W40]-OFFSET([.X40];0;[.X40])" office:value-type="float" office:value="5400">
            <text:p>5.400</text:p>
          </table:table-cell>
          <table:table-cell office:value-type="float" office:value="5400">
            <text:p>5.400</text:p>
          </table:table-cell>
          <table:table-cell office:value-type="float" office:value="0">
            <text:p>0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300">
            <text:p>3.300</text:p>
          </table:table-cell>
          <table:table-cell office:value-type="float" office:value="3900">
            <text:p>3.9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989"/>
        </table:table-row>
        <table:table-row table:style-name="ro1">
          <table:table-cell office:value-type="string">
            <text:p>The Gauntlet</text:p>
          </table:table-cell>
          <table:table-cell office:value-type="string">
            <text:p>Templ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6000">
            <text:p>6.000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Bombing Run</text:p>
          </table:table-cell>
          <table:table-cell office:value-type="string">
            <text:p>Mountain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Volcano Sanctum</text:p>
          </table:table-cell>
          <table:table-cell/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Twin Temples</text:p>
          </table:table-cell>
          <table:table-cell/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string">
            <text:p>Inner Sanctum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Jungle Approach</text:p>
          </table:table-cell>
          <table:table-cell office:value-type="string">
            <text:p>Calendar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1*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T51]/[.E51]" office:value-type="float" office:value="11.72">
            <text:p>11,7</text:p>
          </table:table-cell>
          <table:table-cell table:formula="of:=OFFSET([.X51];0;[.X51])+IF([.U51]&gt;0;[.U51];[.V51])-1000*[.L51]" office:value-type="float" office:value="586">
            <text:p>586</text:p>
          </table:table-cell>
          <table:table-cell office:value-type="float" office:value="536">
            <text:p>536</text:p>
          </table:table-cell>
          <table:table-cell table:style-name="Default" table:formula="of:=[.W51]-OFFSET([.X51];0;[.X51])" office:value-type="float" office:value="510">
            <text:p>510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Mystery of the Moon Door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T52]/[.E52]" office:value-type="float" office:value="4.56666666666667">
            <text:p>4,6</text:p>
          </table:table-cell>
          <table:table-cell table:formula="of:=OFFSET([.X52];0;[.X52])+IF([.U52]&gt;0;[.U52];[.V52])-1000*[.L52]" office:value-type="float" office:value="685">
            <text:p>685</text:p>
          </table:table-cell>
          <table:table-cell table:formula="of:=+685" office:value-type="float" office:value="685">
            <text:p>685</text:p>
          </table:table-cell>
          <table:table-cell table:style-name="Default" table:formula="of:=[.W52]-OFFSET([.X52];0;[.X52])" office:value-type="float" office:value="560">
            <text:p>56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Lunar Mine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T53]/[.E53]" office:value-type="float" office:value="5.892">
            <text:p>5,9</text:p>
          </table:table-cell>
          <table:table-cell table:formula="of:=OFFSET([.X53];0;[.X53])+IF([.U53]&gt;0;[.U53];[.V53])-1000*[.L53]" office:value-type="float" office:value="1473">
            <text:p>1.473</text:p>
          </table:table-cell>
          <table:table-cell office:value-type="float" office:value="1373">
            <text:p>1.373</text:p>
          </table:table-cell>
          <table:table-cell table:style-name="Default" table:formula="of:=[.W53]-OFFSET([.X53];0;[.X53])" office:value-type="float" office:value="1500">
            <text:p>1.500</text:p>
          </table:table-cell>
          <table:table-cell table:formula="of:=1600+1550*0" office:value-type="float" office:value="1600">
            <text:p>1.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Billions of spiders!</text:p>
          </table:table-cell>
          <table:table-cell table:number-columns-repeated="988"/>
        </table:table-row>
        <table:table-row table:style-name="ro1">
          <table:table-cell office:value-type="string">
            <text:p>Ancient Forge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15-3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[.T54]/[.E54]" office:value-type="float" office:value="5.5025">
            <text:p>5,5</text:p>
          </table:table-cell>
          <table:table-cell table:formula="of:=OFFSET([.X54];0;[.X54])+IF([.U54]&gt;0;[.U54];[.V54])-1000*[.L54]" office:value-type="float" office:value="2201">
            <text:p>2.201</text:p>
          </table:table-cell>
          <table:table-cell table:formula="of:=+1801" office:value-type="float" office:value="1801">
            <text:p>1.801</text:p>
          </table:table-cell>
          <table:table-cell table:style-name="Default" table:formula="of:=[.W54]-OFFSET([.X54];0;[.X54])" office:value-type="float" office:value="1800">
            <text:p>1.800</text:p>
          </table:table-cell>
          <table:table-cell table:formula="of:=4200+3000*0" office:value-type="float" office:value="4200">
            <text:p>4.200</text:p>
          </table:table-cell>
          <table:table-cell office:value-type="float" office:value="1">
            <text:p>1</text:p>
          </table:table-cell>
          <table:table-cell office:value-type="float" office:value="2400">
            <text:p>2.400</text:p>
          </table:table-cell>
          <table:table-cell office:value-type="float" office:value="2600">
            <text:p>2.600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200">
            <text:p>3.2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he Temple of the Moon</text:p>
          </table:table-cell>
          <table:table-cell office:value-type="string">
            <text:p>Calendar</text:p>
          </table:table-cell>
          <table:table-cell/>
          <table:table-cell office:value-type="float" office:value="6">
            <text:p>6</text:p>
          </table:table-cell>
          <table:table-cell office:value-type="float" office:value="575">
            <text:p>575</text:p>
          </table:table-cell>
          <table:table-cell office:value-type="string">
            <text:p>2'</text:p>
          </table:table-cell>
          <table:table-cell table:formula="of:=30-1" office:value-type="float" office:value="29">
            <text:p>29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55]/[.E55]" office:value-type="float" office:value="4.94956521739131">
            <text:p>4,9</text:p>
          </table:table-cell>
          <table:table-cell table:formula="of:=OFFSET([.X55];0;[.X55])+IF([.U55]&gt;0;[.U55];[.V55])-1000*[.L55]" office:value-type="float" office:value="2846">
            <text:p>2.846</text:p>
          </table:table-cell>
          <table:table-cell office:value-type="float" office:value="3846">
            <text:p>3.846</text:p>
          </table:table-cell>
          <table:table-cell table:style-name="Default" table:formula="of:=[.W55]-OFFSET([.X55];0;[.X55])" office:value-type="float" office:value="5000">
            <text:p>5.000</text:p>
          </table:table-cell>
          <table:table-cell office:value-type="float" office:value="5000">
            <text:p>5.000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ight; Right; Left; Left; Left</text:p>
          </table:table-cell>
          <table:table-cell table:number-columns-repeated="98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style:style style:name="Default" style:family="table-cell" style:data-style-name="N3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47ff" style:text-align-source="fix" style:repeat-content="false"/>
      <style:paragraph-properties fo:text-align="center"/>
      <style:text-properties fo:font-size="10pt" fo:font-style="normal" fo:font-weight="bold" style:font-relief="embosse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4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11-19T23:38:55</meta:creation-date>
    <dc:date>2011-12-20T14:39:00</dc:date>
    <dc:creator>Rodrigo Silva</dc:creator>
    <meta:editing-duration>PT167H38M05S</meta:editing-duration>
    <meta:editing-cycles>452</meta:editing-cycles>
    <meta:generator>OpenOffice.org/3.2$Unix OpenOffice.org_project/320m19$Build-9505</meta:generator>
    <meta:document-statistic meta:table-count="3" meta:cell-count="1389" meta:object-count="0"/>
  </office:meta>
</office:document-meta>
</file>